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d2ad4"/>
    </style:style>
    <style:style style:name="P2" style:family="paragraph" style:parent-style-name="Standard">
      <style:text-properties officeooo:paragraph-rsid="002270e7"/>
    </style:style>
    <style:style style:name="P3" style:family="paragraph" style:parent-style-name="Standard">
      <style:text-properties officeooo:paragraph-rsid="0022e75e"/>
    </style:style>
    <style:style style:name="P4" style:family="paragraph" style:parent-style-name="Standard">
      <style:text-properties officeooo:paragraph-rsid="0032e9a6"/>
    </style:style>
    <style:style style:name="P5" style:family="paragraph" style:parent-style-name="Standard">
      <style:text-properties officeooo:paragraph-rsid="0034b924"/>
    </style:style>
    <style:style style:name="P6" style:family="paragraph" style:parent-style-name="Standard">
      <style:text-properties officeooo:paragraph-rsid="003a77e4"/>
    </style:style>
    <style:style style:name="P7" style:family="paragraph" style:parent-style-name="Standard">
      <style:text-properties officeooo:paragraph-rsid="003d4896"/>
    </style:style>
    <style:style style:name="P8" style:family="paragraph" style:parent-style-name="Standard">
      <style:text-properties officeooo:paragraph-rsid="0040d76f"/>
    </style:style>
    <style:style style:name="P9" style:family="paragraph" style:parent-style-name="Standard">
      <style:text-properties officeooo:paragraph-rsid="0047132d"/>
    </style:style>
    <style:style style:name="P10" style:family="paragraph" style:parent-style-name="Standard">
      <style:text-properties officeooo:paragraph-rsid="004b9eba"/>
    </style:style>
    <style:style style:name="P11" style:family="paragraph" style:parent-style-name="Standard">
      <style:text-properties officeooo:paragraph-rsid="004cece9"/>
    </style:style>
    <style:style style:name="P12" style:family="paragraph" style:parent-style-name="Standard">
      <style:text-properties officeooo:paragraph-rsid="00506ad5"/>
    </style:style>
    <style:style style:name="P13" style:family="paragraph" style:parent-style-name="Standard">
      <style:text-properties officeooo:paragraph-rsid="005a1310"/>
    </style:style>
    <style:style style:name="P14" style:family="paragraph" style:parent-style-name="Standard">
      <style:text-properties officeooo:paragraph-rsid="005a638e"/>
    </style:style>
    <style:style style:name="P15" style:family="paragraph" style:parent-style-name="Standard">
      <style:text-properties officeooo:paragraph-rsid="005ff40d"/>
    </style:style>
    <style:style style:name="P16" style:family="paragraph" style:parent-style-name="Standard">
      <style:text-properties officeooo:paragraph-rsid="00664181"/>
    </style:style>
    <style:style style:name="P17" style:family="paragraph" style:parent-style-name="Standard">
      <style:text-properties officeooo:paragraph-rsid="00691f33"/>
    </style:style>
    <style:style style:name="P18" style:family="paragraph" style:parent-style-name="Standard">
      <style:text-properties officeooo:paragraph-rsid="006497a1"/>
    </style:style>
    <style:style style:name="P19" style:family="paragraph" style:parent-style-name="Standard">
      <style:text-properties officeooo:paragraph-rsid="00727c9e"/>
    </style:style>
    <style:style style:name="P20" style:family="paragraph" style:parent-style-name="Standard">
      <style:text-properties officeooo:paragraph-rsid="007bf14c"/>
    </style:style>
    <style:style style:name="P21" style:family="paragraph" style:parent-style-name="Text_20_body">
      <style:paragraph-properties fo:text-align="center" style:justify-single-word="false"/>
      <style:text-properties officeooo:paragraph-rsid="002c0518"/>
    </style:style>
    <style:style style:name="P22" style:family="paragraph" style:parent-style-name="Text_20_body">
      <style:paragraph-properties fo:text-align="center" style:justify-single-word="false"/>
      <style:text-properties fo:font-size="10pt" fo:language="cs" fo:country="CZ" officeooo:rsid="0018e9ed" officeooo:paragraph-rsid="002c0518" style:font-size-asian="10pt" style:font-size-complex="10pt"/>
    </style:style>
    <style:style style:name="P23" style:family="paragraph" style:parent-style-name="Heading_20_2" style:list-style-name=""/>
    <style:style style:name="P24" style:family="paragraph" style:parent-style-name="Heading_20_2" style:list-style-name="">
      <style:text-properties fo:language="cs" fo:country="CZ" officeooo:rsid="002cb560"/>
    </style:style>
    <style:style style:name="P25" style:family="paragraph" style:parent-style-name="Heading_20_2">
      <style:paragraph-properties fo:break-before="page"/>
    </style:style>
    <style:style style:name="P26" style:family="paragraph" style:parent-style-name="Heading_20_2">
      <style:paragraph-properties fo:break-before="page"/>
      <style:text-properties fo:language="cs" fo:country="CZ" officeooo:rsid="002cb560"/>
    </style:style>
    <style:style style:name="T1" style:family="text">
      <style:text-properties fo:font-size="10pt" fo:language="cs" fo:country="CZ" officeooo:rsid="0018e9ed" style:font-size-asian="10pt" style:font-size-complex="10pt"/>
    </style:style>
    <style:style style:name="T2" style:family="text">
      <style:text-properties fo:font-size="10pt" fo:language="cs" fo:country="CZ" officeooo:rsid="00190b9e" style:font-size-asian="10pt" style:font-size-complex="10pt"/>
    </style:style>
    <style:style style:name="T3" style:family="text">
      <style:text-properties fo:font-size="10pt" fo:language="cs" fo:country="CZ" officeooo:rsid="001d2ad4" style:font-size-asian="10pt" style:font-size-complex="10pt"/>
    </style:style>
    <style:style style:name="T4" style:family="text">
      <style:text-properties fo:language="cs" fo:country="CZ"/>
    </style:style>
    <style:style style:name="T5" style:family="text">
      <style:text-properties fo:language="cs" fo:country="CZ" officeooo:rsid="0081e055"/>
    </style:style>
    <style:style style:name="T6" style:family="text">
      <style:text-properties fo:language="cs" fo:country="CZ" officeooo:rsid="00190b9e"/>
    </style:style>
    <style:style style:name="T7" style:family="text">
      <style:text-properties fo:language="cs" fo:country="CZ" officeooo:rsid="001ab3fa"/>
    </style:style>
    <style:style style:name="T8" style:family="text">
      <style:text-properties fo:language="cs" fo:country="CZ" officeooo:rsid="001ae9b1"/>
    </style:style>
    <style:style style:name="T9" style:family="text">
      <style:text-properties fo:language="cs" fo:country="CZ" officeooo:rsid="001ca1db"/>
    </style:style>
    <style:style style:name="T10" style:family="text">
      <style:text-properties fo:language="cs" fo:country="CZ" officeooo:rsid="001d2ad4"/>
    </style:style>
    <style:style style:name="T11" style:family="text">
      <style:text-properties fo:language="cs" fo:country="CZ" officeooo:rsid="001e7bc6"/>
    </style:style>
    <style:style style:name="T12" style:family="text">
      <style:text-properties fo:language="cs" fo:country="CZ" officeooo:rsid="001f8e9b"/>
    </style:style>
    <style:style style:name="T13" style:family="text">
      <style:text-properties fo:language="cs" fo:country="CZ" officeooo:rsid="00210450"/>
    </style:style>
    <style:style style:name="T14" style:family="text">
      <style:text-properties fo:language="cs" fo:country="CZ" officeooo:rsid="002270e7"/>
    </style:style>
    <style:style style:name="T15" style:family="text">
      <style:text-properties fo:language="cs" fo:country="CZ" officeooo:rsid="0022e75e"/>
    </style:style>
    <style:style style:name="T16" style:family="text">
      <style:text-properties fo:language="cs" fo:country="CZ" officeooo:rsid="0022ed8f"/>
    </style:style>
    <style:style style:name="T17" style:family="text">
      <style:text-properties fo:language="cs" fo:country="CZ" officeooo:rsid="00248d29"/>
    </style:style>
    <style:style style:name="T18" style:family="text">
      <style:text-properties fo:language="cs" fo:country="CZ" officeooo:rsid="0025c538"/>
    </style:style>
    <style:style style:name="T19" style:family="text">
      <style:text-properties fo:language="cs" fo:country="CZ" officeooo:rsid="00271f0e"/>
    </style:style>
    <style:style style:name="T20" style:family="text">
      <style:text-properties fo:language="cs" fo:country="CZ" officeooo:rsid="0028ca11"/>
    </style:style>
    <style:style style:name="T21" style:family="text">
      <style:text-properties fo:language="cs" fo:country="CZ" officeooo:rsid="0029ac64"/>
    </style:style>
    <style:style style:name="T22" style:family="text">
      <style:text-properties fo:language="cs" fo:country="CZ" officeooo:rsid="002b0930"/>
    </style:style>
    <style:style style:name="T23" style:family="text">
      <style:text-properties fo:language="cs" fo:country="CZ" officeooo:rsid="002c0518"/>
    </style:style>
    <style:style style:name="T24" style:family="text">
      <style:text-properties fo:language="cs" fo:country="CZ" officeooo:rsid="002cb560"/>
    </style:style>
    <style:style style:name="T25" style:family="text">
      <style:text-properties fo:language="cs" fo:country="CZ" officeooo:rsid="002cf747"/>
    </style:style>
    <style:style style:name="T26" style:family="text">
      <style:text-properties fo:language="cs" fo:country="CZ" officeooo:rsid="002eafde"/>
    </style:style>
    <style:style style:name="T27" style:family="text">
      <style:text-properties fo:language="cs" fo:country="CZ" officeooo:rsid="002f0560"/>
    </style:style>
    <style:style style:name="T28" style:family="text">
      <style:text-properties fo:language="cs" fo:country="CZ" officeooo:rsid="002f2b30"/>
    </style:style>
    <style:style style:name="T29" style:family="text">
      <style:text-properties fo:language="cs" fo:country="CZ" officeooo:rsid="0030acba"/>
    </style:style>
    <style:style style:name="T30" style:family="text">
      <style:text-properties fo:language="cs" fo:country="CZ" officeooo:rsid="003151d8"/>
    </style:style>
    <style:style style:name="T31" style:family="text">
      <style:text-properties fo:language="cs" fo:country="CZ" officeooo:rsid="0032e9a6"/>
    </style:style>
    <style:style style:name="T32" style:family="text">
      <style:text-properties fo:language="cs" fo:country="CZ" officeooo:rsid="0033ed54"/>
    </style:style>
    <style:style style:name="T33" style:family="text">
      <style:text-properties fo:language="cs" fo:country="CZ" officeooo:rsid="0034b924"/>
    </style:style>
    <style:style style:name="T34" style:family="text">
      <style:text-properties fo:language="cs" fo:country="CZ" officeooo:rsid="003633cd"/>
    </style:style>
    <style:style style:name="T35" style:family="text">
      <style:text-properties fo:language="cs" fo:country="CZ" officeooo:rsid="0037ca9c"/>
    </style:style>
    <style:style style:name="T36" style:family="text">
      <style:text-properties fo:language="cs" fo:country="CZ" officeooo:rsid="00394266"/>
    </style:style>
    <style:style style:name="T37" style:family="text">
      <style:text-properties fo:language="cs" fo:country="CZ" officeooo:rsid="003a77e4"/>
    </style:style>
    <style:style style:name="T38" style:family="text">
      <style:text-properties fo:language="cs" fo:country="CZ" officeooo:rsid="003af589"/>
    </style:style>
    <style:style style:name="T39" style:family="text">
      <style:text-properties fo:language="cs" fo:country="CZ" officeooo:rsid="003cce53"/>
    </style:style>
    <style:style style:name="T40" style:family="text">
      <style:text-properties fo:language="cs" fo:country="CZ" officeooo:rsid="003d4896"/>
    </style:style>
    <style:style style:name="T41" style:family="text">
      <style:text-properties fo:language="cs" fo:country="CZ" officeooo:rsid="003f2af7"/>
    </style:style>
    <style:style style:name="T42" style:family="text">
      <style:text-properties fo:language="cs" fo:country="CZ" officeooo:rsid="003f8bc5"/>
    </style:style>
    <style:style style:name="T43" style:family="text">
      <style:text-properties fo:language="cs" fo:country="CZ" officeooo:rsid="003fe51b"/>
    </style:style>
    <style:style style:name="T44" style:family="text">
      <style:text-properties fo:language="cs" fo:country="CZ" officeooo:rsid="0040d76f"/>
    </style:style>
    <style:style style:name="T45" style:family="text">
      <style:text-properties fo:language="cs" fo:country="CZ" officeooo:rsid="00419de5"/>
    </style:style>
    <style:style style:name="T46" style:family="text">
      <style:text-properties fo:language="cs" fo:country="CZ" officeooo:rsid="00437aee"/>
    </style:style>
    <style:style style:name="T47" style:family="text">
      <style:text-properties fo:language="cs" fo:country="CZ" officeooo:rsid="0044ac21"/>
    </style:style>
    <style:style style:name="T48" style:family="text">
      <style:text-properties fo:language="cs" fo:country="CZ" officeooo:rsid="0046027a"/>
    </style:style>
    <style:style style:name="T49" style:family="text">
      <style:text-properties fo:language="cs" fo:country="CZ" officeooo:rsid="0047132d"/>
    </style:style>
    <style:style style:name="T50" style:family="text">
      <style:text-properties fo:language="cs" fo:country="CZ" officeooo:rsid="00475dfc"/>
    </style:style>
    <style:style style:name="T51" style:family="text">
      <style:text-properties fo:language="cs" fo:country="CZ" fo:font-style="italic" officeooo:rsid="0047132d" style:font-style-asian="italic" style:font-style-complex="italic"/>
    </style:style>
    <style:style style:name="T52" style:family="text">
      <style:text-properties fo:language="cs" fo:country="CZ" fo:font-style="italic" officeooo:rsid="0046027a" style:font-style-asian="italic" style:font-style-complex="italic"/>
    </style:style>
    <style:style style:name="T53" style:family="text">
      <style:text-properties fo:language="cs" fo:country="CZ" fo:font-style="italic" officeooo:rsid="00437aee" style:font-style-asian="italic" style:font-style-complex="italic"/>
    </style:style>
    <style:style style:name="T54" style:family="text">
      <style:text-properties fo:language="cs" fo:country="CZ" officeooo:rsid="0047e564"/>
    </style:style>
    <style:style style:name="T55" style:family="text">
      <style:text-properties fo:language="cs" fo:country="CZ" officeooo:rsid="00489d96"/>
    </style:style>
    <style:style style:name="T56" style:family="text">
      <style:text-properties fo:language="cs" fo:country="CZ" officeooo:rsid="00493478"/>
    </style:style>
    <style:style style:name="T57" style:family="text">
      <style:text-properties fo:language="cs" fo:country="CZ" officeooo:rsid="00496c80"/>
    </style:style>
    <style:style style:name="T58" style:family="text">
      <style:text-properties fo:language="cs" fo:country="CZ" officeooo:rsid="0049a7a1"/>
    </style:style>
    <style:style style:name="T59" style:family="text">
      <style:text-properties fo:language="cs" fo:country="CZ" officeooo:rsid="0049f220"/>
    </style:style>
    <style:style style:name="T60" style:family="text">
      <style:text-properties fo:language="cs" fo:country="CZ" officeooo:rsid="004b9eba"/>
    </style:style>
    <style:style style:name="T61" style:family="text">
      <style:text-properties fo:language="cs" fo:country="CZ" officeooo:rsid="004cece9"/>
    </style:style>
    <style:style style:name="T62" style:family="text">
      <style:text-properties fo:language="cs" fo:country="CZ" officeooo:rsid="004d389d"/>
    </style:style>
    <style:style style:name="T63" style:family="text">
      <style:text-properties fo:language="cs" fo:country="CZ" officeooo:rsid="004d9d1b"/>
    </style:style>
    <style:style style:name="T64" style:family="text">
      <style:text-properties fo:language="cs" fo:country="CZ" officeooo:rsid="004f5df6"/>
    </style:style>
    <style:style style:name="T65" style:family="text">
      <style:text-properties fo:language="cs" fo:country="CZ" officeooo:rsid="00506ad5"/>
    </style:style>
    <style:style style:name="T66" style:family="text">
      <style:text-properties fo:language="cs" fo:country="CZ" officeooo:rsid="0051b8d3"/>
    </style:style>
    <style:style style:name="T67" style:family="text">
      <style:text-properties fo:language="cs" fo:country="CZ" officeooo:rsid="0052ab1f"/>
    </style:style>
    <style:style style:name="T68" style:family="text">
      <style:text-properties fo:language="cs" fo:country="CZ" officeooo:rsid="00544137"/>
    </style:style>
    <style:style style:name="T69" style:family="text">
      <style:text-properties fo:language="cs" fo:country="CZ" officeooo:rsid="00558a92"/>
    </style:style>
    <style:style style:name="T70" style:family="text">
      <style:text-properties fo:language="cs" fo:country="CZ" officeooo:rsid="0056805f"/>
    </style:style>
    <style:style style:name="T71" style:family="text">
      <style:text-properties fo:language="cs" fo:country="CZ" officeooo:rsid="00584e05"/>
    </style:style>
    <style:style style:name="T72" style:family="text">
      <style:text-properties fo:language="cs" fo:country="CZ" fo:font-style="normal" officeooo:rsid="00437aee" style:font-style-asian="normal" style:font-style-complex="normal"/>
    </style:style>
    <style:style style:name="T73" style:family="text">
      <style:text-properties fo:language="cs" fo:country="CZ" officeooo:rsid="005a1310"/>
    </style:style>
    <style:style style:name="T74" style:family="text">
      <style:text-properties fo:language="cs" fo:country="CZ" officeooo:rsid="005a49d5"/>
    </style:style>
    <style:style style:name="T75" style:family="text">
      <style:text-properties fo:language="cs" fo:country="CZ" officeooo:rsid="005a638e"/>
    </style:style>
    <style:style style:name="T76" style:family="text">
      <style:text-properties fo:language="cs" fo:country="CZ" officeooo:rsid="005be7b4"/>
    </style:style>
    <style:style style:name="T77" style:family="text">
      <style:text-properties fo:language="cs" fo:country="CZ" officeooo:rsid="005ecc3f"/>
    </style:style>
    <style:style style:name="T78" style:family="text">
      <style:text-properties fo:language="cs" fo:country="CZ" officeooo:rsid="005ff40d"/>
    </style:style>
    <style:style style:name="T79" style:family="text">
      <style:text-properties fo:language="cs" fo:country="CZ" officeooo:rsid="006186ac"/>
    </style:style>
    <style:style style:name="T80" style:family="text">
      <style:text-properties fo:language="cs" fo:country="CZ" officeooo:rsid="0062b26f"/>
    </style:style>
    <style:style style:name="T81" style:family="text">
      <style:text-properties fo:language="cs" fo:country="CZ" officeooo:rsid="0063275a"/>
    </style:style>
    <style:style style:name="T82" style:family="text">
      <style:text-properties fo:language="cs" fo:country="CZ" officeooo:rsid="006497a1"/>
    </style:style>
    <style:style style:name="T83" style:family="text">
      <style:text-properties fo:language="cs" fo:country="CZ" officeooo:rsid="00664181"/>
    </style:style>
    <style:style style:name="T84" style:family="text">
      <style:text-properties fo:language="cs" fo:country="CZ" officeooo:rsid="006690a8"/>
    </style:style>
    <style:style style:name="T85" style:family="text">
      <style:text-properties fo:language="cs" fo:country="CZ" officeooo:rsid="0067dd20"/>
    </style:style>
    <style:style style:name="T86" style:family="text">
      <style:text-properties fo:language="cs" fo:country="CZ" officeooo:rsid="00689792"/>
    </style:style>
    <style:style style:name="T87" style:family="text">
      <style:text-properties fo:language="cs" fo:country="CZ" officeooo:rsid="006b010d"/>
    </style:style>
    <style:style style:name="T88" style:family="text">
      <style:text-properties fo:language="cs" fo:country="CZ" officeooo:rsid="006b38a3"/>
    </style:style>
    <style:style style:name="T89" style:family="text">
      <style:text-properties fo:language="cs" fo:country="CZ" officeooo:rsid="006d21cf"/>
    </style:style>
    <style:style style:name="T90" style:family="text">
      <style:text-properties fo:language="cs" fo:country="CZ" officeooo:rsid="006ecd7f"/>
    </style:style>
    <style:style style:name="T91" style:family="text">
      <style:text-properties fo:language="cs" fo:country="CZ" officeooo:rsid="006fcdb1"/>
    </style:style>
    <style:style style:name="T92" style:family="text">
      <style:text-properties fo:language="cs" fo:country="CZ" officeooo:rsid="00727c9e"/>
    </style:style>
    <style:style style:name="T93" style:family="text">
      <style:text-properties fo:language="cs" fo:country="CZ" officeooo:rsid="007442ed"/>
    </style:style>
    <style:style style:name="T94" style:family="text">
      <style:text-properties fo:language="cs" fo:country="CZ" officeooo:rsid="0075429f"/>
    </style:style>
    <style:style style:name="T95" style:family="text">
      <style:text-properties fo:language="cs" fo:country="CZ" officeooo:rsid="007604bb"/>
    </style:style>
    <style:style style:name="T96" style:family="text">
      <style:text-properties fo:language="cs" fo:country="CZ" officeooo:rsid="0076e78c"/>
    </style:style>
    <style:style style:name="T97" style:family="text">
      <style:text-properties fo:language="cs" fo:country="CZ" officeooo:rsid="0078db83"/>
    </style:style>
    <style:style style:name="T98" style:family="text">
      <style:text-properties fo:language="cs" fo:country="CZ" officeooo:rsid="007bba90"/>
    </style:style>
    <style:style style:name="T99" style:family="text">
      <style:text-properties fo:language="cs" fo:country="CZ" officeooo:rsid="007bf14c"/>
    </style:style>
    <style:style style:name="T100" style:family="text">
      <style:text-properties fo:language="cs" fo:country="CZ" officeooo:rsid="007c2af1"/>
    </style:style>
    <style:style style:name="T101" style:family="text">
      <style:text-properties fo:language="cs" fo:country="CZ" officeooo:rsid="007d9d18"/>
    </style:style>
    <style:style style:name="T102" style:family="text">
      <style:text-properties fo:language="cs" fo:country="CZ" officeooo:rsid="007dc6bd"/>
    </style:style>
    <style:style style:name="T103" style:family="text">
      <style:text-properties fo:language="cs" fo:country="CZ" officeooo:rsid="007e9163"/>
    </style:style>
    <style:style style:name="T104" style:family="text">
      <style:text-properties fo:language="cs" fo:country="CZ" officeooo:rsid="0080d58f"/>
    </style:style>
    <style:style style:name="T105" style:family="text">
      <style:text-properties fo:language="cs" fo:country="CZ" officeooo:rsid="00830f24"/>
    </style:style>
    <style:style style:name="T106" style:family="text">
      <style:text-properties fo:language="cs" fo:country="CZ" officeooo:rsid="00846b1d"/>
    </style:style>
    <style:style style:name="T107" style:family="text">
      <style:text-properties officeooo:rsid="00489d9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1">Avelard z Arpegosu, Sebrané vědomosti o </text:span><text:span text:style-name="T2">lidských </text:span><text:span text:style-name="T3">plemenech</text:span><text:span text:style-name="T1"> před Velkou Potopou</text:span></text:p>
      <text:p text:style-name="P22">svazek <text:span text:style-name="T107">V</text:span>.</text:p>
      <text:h text:style-name="Heading_20_1" text:outline-level="1">O původu Troglodytů</text:h>
      <text:p text:style-name="P19"><text:tab/><text:span text:style-name="T6">Troglodyté jsou málo znám</text:span><text:span text:style-name="T10">ým</text:span><text:span text:style-name="T6"> a často opomíjen</text:span><text:span text:style-name="T10">ým lidským plemenem</text:span><text:span text:style-name="T6">. </text:span><text:span text:style-name="T10">Jediným </text:span><text:span text:style-name="T25">zaznamenaným </text:span><text:span text:style-name="T10">místem jejich výskytu </text:span><text:span text:style-name="T25">po Potopě</text:span><text:span text:style-name="T10"> jsou Perunovy hory na poloostrově Kobok. </text:span><text:span text:style-name="T11">Zkamenělé </text:span><text:span text:style-name="T92">pozůstatky, a hlavně </text:span><text:span text:style-name="T12">lebky</text:span><text:span text:style-name="T92"> </text:span><text:span text:style-name="T11">Trog</text:span><text:span text:style-name="T15">l</text:span><text:span text:style-name="T11">odytů </text:span><text:span text:style-name="T12">s jejich charakteristickou čelistí,</text:span><text:span text:style-name="T11"> byly </text:span><text:span text:style-name="T92">poprvé </text:span><text:span text:style-name="T11">nalezeny </text:span><text:span text:style-name="T92">již během stavby chrámu v Cerelusu a plemeno Troglodytů bylo mylně </text:span><text:span text:style-name="T12">považ</text:span><text:span text:style-name="T92">ováno</text:span><text:span text:style-name="T12"> za vyhynulé.</text:span></text:p>
      <text:p text:style-name="P17"><text:span text:style-name="T12"><text:tab/></text:span><text:span text:style-name="T18">K</text:span><text:span text:style-name="T12">ost</text:span><text:span text:style-name="T18">i Troglodytů byly vykopány z takové hloubky, že</text:span><text:span text:style-name="T12"> </text:span><text:span text:style-name="T18">museli jejich majitelé kráčet po povrchu</text:span><text:span text:style-name="T12"> Kontinentu </text:span><text:span text:style-name="T18">jistě </text:span><text:span text:style-name="T12">již </text:span><text:span text:style-name="T21">dávno</text:span><text:span text:style-name="T19"> </text:span><text:span text:style-name="T12">před </text:span><text:span text:style-name="T93">Velkou </text:span><text:span text:style-name="T12">Potopou. </text:span><text:span text:style-name="T21">V důsledku toho můžeme </text:span><text:span text:style-name="T18">Troglodyty </text:span><text:span text:style-name="T84">s jistotou</text:span><text:span text:style-name="T12"> zařadit mezi </text:span><text:span text:style-name="T21">lidská </text:span><text:span text:style-name="T12">plemena předpotopní. Více vědomostí o nich však v akademických spisech nálezt</text:span><text:span text:style-name="T54">i</text:span><text:span text:style-name="T12"> nelze, dokonce ani v knihovně v samotném Cerelusu.</text:span></text:p>
      <text:p text:style-name="P1"><text:span text:style-name="T6"><text:tab/></text:span><text:span text:style-name="T12">I</text:span><text:span text:style-name="T6"> na samotném Koboku, zejména na jihu mezi Adelany nebo Kalingy, nebývá o přebývání Troglodytů v Perunových horách lidem mnoho známo. V severnějších oblastech – mezi Rabary a Jukiji – je</text:span><text:span text:style-name="T54">st o existenci Troglodytů nějaké povědomí a</text:span><text:span text:style-name="T6"> vyjímečně </text:span><text:span text:style-name="T54">lze </text:span><text:span text:style-name="T6">potkat</text:span><text:span text:style-name="T54">i se s osobou</text:span><text:span text:style-name="T6">, k</text:span><text:span text:style-name="T54">terá</text:span><text:span text:style-name="T6"> </text:span><text:span text:style-name="T54">spatřila</text:span><text:span text:style-name="T6"> Troglodyta na vlastní oči, </text:span><text:span text:style-name="T54">nejsou</text:span><text:span text:style-name="T6"> </text:span><text:span text:style-name="T54">však bráni </text:span><text:span text:style-name="T7">za </text:span><text:span text:style-name="T54">plémě </text:span><text:span text:style-name="T8">lid</text:span><text:span text:style-name="T54">ské</text:span><text:span text:style-name="T8">, </text:span><text:span text:style-name="T9">nýbrž</text:span><text:span text:style-name="T8"> </text:span><text:span text:style-name="T54">jsou považováni </text:span><text:span text:style-name="T8">za </text:span><text:span text:style-name="T7">démony či služebníky démonů.</text:span></text:p>
      <text:p text:style-name="P20"><text:span text:style-name="T7"><text:tab/></text:span><text:span text:style-name="T9">Není tedy žádného kontaktu mezi Troglogyty a </text:span><text:span text:style-name="T22">ostatními obyvateli Kontinentu, </text:span><text:span text:style-name="T55">dokonce ani na poloostrově, kde přebývají – na </text:span><text:span text:style-name="T9">Kobok</text:span><text:span text:style-name="T22">u – </text:span><text:span text:style-name="T55">není o nic mnoho vědomostí</text:span><text:span text:style-name="T9">. Neexistuje žádná obchodní stezka, žádný společný obřad nebo oběť </text:span><text:span text:style-name="T10">společnému božstvu</text:span><text:span text:style-name="T9">. Není ani známo, že by </text:span><text:span text:style-name="T13">proti nim </text:span><text:span text:style-name="T9">někdy proběhla válka nebo </text:span><text:span text:style-name="T99">alespoň větší </text:span><text:span text:style-name="T9">bitva</text:span><text:span text:style-name="T10">.</text:span></text:p>
      <text:p text:style-name="P20"><text:span text:style-name="T10"><text:tab/></text:span><text:span text:style-name="T99">Setkání s Troglodyty omezují se zpravidla na náhodné situace kdesi na úzké horské stezce, kde ani jedna družina nestihla se včas před tou druhou schovat</text:span><text:span text:style-name="T100">i</text:span><text:span text:style-name="T99">. </text:span><text:span text:style-name="T100">Takové setkání nezřídka vede k potyčce se smrtelnými následky pro jednu ze stran. Očitá svědectví o Troglodytech </text:span><text:span text:style-name="T102">pochází tedy většinou od šťastlivců, kteří po srážce s troglodytí tlupou vzali nohy na ramena, nebo měli alespoň dostatek soudnosti, aby nechali </text:span><text:span text:style-name="T103">včas</text:span><text:span text:style-name="T102"> ustoupit Troglodyty.</text:span></text:p>
      <text:p text:style-name="P2"><text:span text:style-name="T10"><text:tab/></text:span><text:span text:style-name="T13">Ženy z plemene Rabarů strašívají </text:span><text:span text:style-name="T84">své</text:span><text:span text:style-name="T67"> </text:span><text:span text:style-name="T13">děti před spaním výhrůžkou, že si pro ně přijde Troglodyt a sní je. </text:span><text:span text:style-name="T14">J</text:span><text:span text:style-name="T13">edná se ale dle mého názoru pouze o lidové </text:span><text:span text:style-name="T14">pověry – b</text:span><text:span text:style-name="T13">ěhem svého putování po Koboku jsem se jedinkrát nesetkal se skutečným případem únosu dítěte Troglodytem. </text:span><text:span text:style-name="T14">Uvádím zde však tuto </text:span><text:span text:style-name="T13">povídačk</text:span><text:span text:style-name="T14">u, abych ukázal, jaký panuje </text:span><text:span text:style-name="T18">obecně </text:span><text:span text:style-name="T14">vztah k Troglodytům a jak </text:span><text:span text:style-name="T19">žalostný </text:span><text:span text:style-name="T84">j</text:span><text:span text:style-name="T19">e stav</text:span><text:span text:style-name="T14"> </text:span><text:span text:style-name="T19">poznání</text:span><text:span text:style-name="T14"> o jejich skutečné podstatě.</text:span></text:p>
      <text:p text:style-name="P3"><text:span text:style-name="T7"><text:tab/></text:span><text:span text:style-name="T67">Z čisté nutnosti tedy</text:span><text:span text:style-name="T15"> budu </text:span><text:span text:style-name="T67">se při psaní tohoto svazku spoléhat</text:span><text:span text:style-name="T15"> především </text:span><text:span text:style-name="T67">na</text:span><text:span text:style-name="T16"> </text:span><text:span text:style-name="T67">mé</text:span><text:span text:style-name="T16"> vlastní zkušenost</text:span><text:span text:style-name="T67">i,</text:span><text:span text:style-name="T16"> získan</text:span><text:span text:style-name="T84">é</text:span><text:span text:style-name="T16"> </text:span><text:span text:style-name="T86">během</text:span><text:span text:style-name="T16"> kartografické expedic</text:span><text:span text:style-name="T86">e</text:span><text:span text:style-name="T16"> na Kobok v roce 723. </text:span><text:span text:style-name="T86">Tato e</text:span><text:span text:style-name="T16">xpedice - financovaná samotným regentem a vedena </text:span><text:span text:style-name="T18">domorodým</text:span><text:span text:style-name="T16"> průvodcem – </text:span><text:span text:style-name="T85">zaznamenala </text:span><text:span text:style-name="T18">úspěch </text:span><text:span text:style-name="T85">hned v několika oblastech.</text:span><text:span text:style-name="T17"> Nejen, že </text:span><text:span text:style-name="T19">byla nakreslena</text:span><text:span text:style-name="T17"> </text:span><text:span text:style-name="T20">historicky první </text:span><text:span text:style-name="T19">mapa</text:span><text:span text:style-name="T17"> poloostrov</text:span><text:span text:style-name="T19">a</text:span><text:span text:style-name="T17"> Kobok a </text:span><text:span text:style-name="T20">v ten okamžik zároveň</text:span><text:span text:style-name="T17"> zapln</text:span><text:span text:style-name="T20">ěno</text:span><text:span text:style-name="T17"> poslední prázdné místo na mapě Kontinentu, </text:span><text:span text:style-name="T19">ale podařilo se </text:span><text:span text:style-name="T20">mi </text:span><text:span text:style-name="T19">též </text:span><text:span text:style-name="T20">shromáždit množství artefaktů a cenných pozorování vědeckého charakteru.</text:span></text:p>
      <text:p text:style-name="P3"><text:span text:style-name="T20"><text:tab/></text:span><text:span text:style-name="T21">Více pojednám o této expedici šířeji v samostatném </text:span><text:span text:style-name="T87">svazku</text:span><text:span text:style-name="T21">, považoval jsem však za důležité čtenáře obeznámit o původu vědomostí nacházejících se v tomto skromném </text:span><text:span text:style-name="T87">spise</text:span><text:span text:style-name="T23">. Jistě se vyplatí </text:span><text:span text:style-name="T24">každému aspirujícímu bakaláři, baží</text:span><text:span text:style-name="T87">címu</text:span><text:span text:style-name="T24"> po vědomostech o </text:span><text:span text:style-name="T68">pra</text:span><text:span text:style-name="T24">starých lidských plemenech, </text:span><text:span text:style-name="T23">za </text:span><text:span text:style-name="T87">moji knihu</text:span><text:span text:style-name="T23"> zaplatit </text:span><text:span text:style-name="T24">na tržišti v Arpegosu </text:span><text:span text:style-name="T104">alespoň </text:span><text:span text:style-name="T24">tři </text:span><text:span text:style-name="T104">peníze</text:span><text:span text:style-name="T24"> a svého výdaje </text:span><text:span text:style-name="T68">poté </text:span><text:span text:style-name="T87">určitě </text:span><text:span text:style-name="T68">nebude </text:span><text:span text:style-name="T24">nelitovat.</text:span></text:p>
      <text:h text:style-name="P24" text:outline-level="2"/>
      <text:h text:style-name="P26" text:outline-level="2">Tělesné znaky Troglodytů</text:h>
      <text:p text:style-name="P6"><text:span text:style-name="T4"><text:tab/></text:span><text:span text:style-name="T25">Ze všech předpotopních plemen jsou Troglodyté jistě tím nejohavnějším a také nej</text:span><text:span text:style-name="T84">tupějším</text:span><text:span text:style-name="T25">. </text:span><text:span text:style-name="T26">Nikde n</text:span><text:span text:style-name="T25">a celém Kontinentě </text:span><text:span text:style-name="T26">nenajdete ošklivější, hloupější nebo více páchnoucí tvory, </text:span><text:span text:style-name="T37">než </text:span><text:span text:style-name="T25">jsou Troglodyté</text:span><text:span text:style-name="T26">. </text:span><text:span text:style-name="T27">S</text:span><text:span text:style-name="T26">nad s vyjímkou </text:span><text:span text:style-name="T101">Podzemců</text:span><text:span text:style-name="T26">, </text:span><text:span text:style-name="T27">ty ale nelze </text:span><text:span text:style-name="T82">přísně vzato</text:span><text:span text:style-name="T27"> řadit mezi předpotopní plemena a jejich zvláštní historii jsem věnoval samostatný spis.</text:span></text:p>
      <text:p text:style-name="P4"><text:span text:style-name="T21"><text:tab/></text:span><text:span text:style-name="T28">Průměrná tělesná výška Troglodyta je pět loktů a pět palců. Jsou tedy </text:span><text:span text:style-name="T29">jen o několik</text:span><text:span text:style-name="T28"> palců </text:span><text:span text:style-name="T88">vyšší</text:span><text:span text:style-name="T28"> než Rabaři – </text:span><text:span text:style-name="T88">jinak </text:span><text:span text:style-name="T29">nejvzrostlejší </text:span><text:span text:style-name="T28">lidsk</text:span><text:span text:style-name="T29">é</text:span><text:span text:style-name="T28"> plemen</text:span><text:span text:style-name="T29">o</text:span><text:span text:style-name="T28">. </text:span><text:span text:style-name="T29">Jejich postava ohavného a nesymetrického vzezření je robustní a mohutná, s </text:span><text:span text:style-name="T31">velmi</text:span><text:span text:style-name="T29"> širokými rameny a hlavně dlouhými pažemi, jejichž poměr k výrazně kratším dolním končetinám působí značně neharmonicky.</text:span></text:p>
      <text:p text:style-name="P4"><text:span text:style-name="T29"><text:tab/>Ač mi nepřísluší hodnotit </text:span><text:span text:style-name="T30">krásu nebo ošklivost božího díla, tělesné proporce Troglodytů jsou velmi daleko od naší představy krásného lidského těla. Snad nic nemůže být více v protikladu k vyvážené a nádherně symetrické postavě, kterou </text:span><text:span text:style-name="T84">my </text:span><text:span text:style-name="T30">považujeme za ideál </text:span><text:span text:style-name="T84">krásy</text:span><text:span text:style-name="T30">. Postavy Troglodytů zkrátka nevypadají ani přibližně jako mramorová těla Radea </text:span><text:span text:style-name="T88">a</text:span><text:span text:style-name="T30"> Centeliny, </text:span><text:span text:style-name="T31">nýbrž jsou neforemná, nepravidelná a odporná každému člověku, který rozumí tělesné kráse.</text:span></text:p>
      <text:p text:style-name="P5"><text:span text:style-name="T31"><text:tab/></text:span><text:span text:style-name="T32">Na zádech, pažích a dolních končetinách jsou navíc těla Troglodytů porostlá hnědou či šedavou srstí. Srst se skládá z tvrdých a dlouhých chlupů, jaké byste čekali spíše u divoké</text:span><text:span text:style-name="T98">ho</text:span><text:span text:style-name="T32"> zvířete. Na jejich kůži jsou také velmi běžné nejrůznější rohovaté kožní výrůstky a</text:span><text:span text:style-name="T33"> </text:span><text:span text:style-name="T32">vředy, </text:span><text:span text:style-name="T33">které často hnisají, otékají a nakonec prasknou</text:span><text:span text:style-name="T32">.</text:span></text:p>
      <text:p text:style-name="P5"><text:span text:style-name="T32"><text:tab/></text:span><text:span text:style-name="T34">Nejděsivější a nejodpornější deformací troglodytího těla však není jejich zkřivený a vředy pokrytý trup, nýbrž jejich hlava a obličej. Zatímco lebku mají vzhledem k jejich mohutnému vzrůstu poměrně </text:span><text:span text:style-name="T36">sporou</text:span><text:span text:style-name="T34">, </text:span><text:span text:style-name="T35">obličej je naopak nadměrně vel</text:span><text:span text:style-name="T36">i</text:span><text:span text:style-name="T35">ký a zejména jejich čelisti a oční oblouky jsou výhružně </text:span><text:span text:style-name="T36">a nelidsky</text:span><text:span text:style-name="T35"> zvětšené, </text:span><text:span text:style-name="T36">ba přímo gigantické.</text:span></text:p>
      <text:p text:style-name="P5"><text:span text:style-name="T32"><text:tab/>Není </text:span><text:span text:style-name="T36">potom </text:span><text:span text:style-name="T32">divu, že </text:span><text:span text:style-name="T36">když se nějaký poutník v Perunových horách náhodou setká s Troglodytem, nevybaven</text:span><text:span text:style-name="T32"> dostatečnými vědeckými znalostmi, považuje </text:span><text:span text:style-name="T36">jej spíše za příšeru než</text:span><text:span text:style-name="T32"> za </text:span><text:span text:style-name="T36">příslušníka předpotopního </text:span><text:span text:style-name="T32">lidské</text:span><text:span text:style-name="T36">ho</text:span><text:span text:style-name="T32"> plemen</text:span><text:span text:style-name="T36">e</text:span><text:span text:style-name="T32">. </text:span><text:span text:style-name="T37">A přesto je tomu tak. Byť ohavného a netvorného vzezření, jsou Troglodyté potomci </text:span><text:span text:style-name="T45">semene</text:span><text:span text:style-name="T37"> lidského, nikoli zvířecího.</text:span></text:p>
      <text:h text:style-name="P23" text:outline-level="2"/>
      <text:h text:style-name="P25" text:outline-level="2">Obživa a zvyky Troglodytů</text:h>
      <text:p text:style-name="P7"><text:span text:style-name="T10"><text:tab/></text:span><text:span text:style-name="T38">Troglodyté žijí v malých tlupách, které mají tucet až dva tucty členů. </text:span><text:span text:style-name="T46">V čele tlupy je náčelník a zároveň šaman, nazývaný v troglodytím jazyce </text:span><text:span text:style-name="T52">c</text:span><text:span text:style-name="T53">herech</text:span><text:span text:style-name="T46">.</text:span><text:span text:style-name="T38"> </text:span><text:span text:style-name="T46">Tlupy o</text:span><text:span text:style-name="T38">bývají </text:span><text:span text:style-name="T10">jeskyn</text:span><text:span text:style-name="T38">ě</text:span><text:span text:style-name="T10">, skalní průrv</text:span><text:span text:style-name="T38">y,</text:span><text:span text:style-name="T10"> převisy </text:span><text:span text:style-name="T38">a podobná místa, která jim poskytují alespoň malou ochranu před mrazivým podnebím Perunových hor. </text:span><text:span text:style-name="T41">Jejich d</text:span><text:span text:style-name="T40">oupata nejsou nijak zařízena či vybavena, připomínají spíše nory divé zvěře než lidská obydlí.</text:span></text:p>
      <text:p text:style-name="P7"><text:span text:style-name="T38"><text:tab/></text:span><text:span text:style-name="T41">Troglodyté sice dovedou vyrábět a p</text:span><text:span text:style-name="T40">oužíva</text:span><text:span text:style-name="T41">t</text:span><text:span text:style-name="T40"> jednoduché kamenné nástroje, n</text:span><text:span text:style-name="T38">evlád</text:span><text:span text:style-name="T40">nou</text:span><text:span text:style-name="T38"> </text:span><text:span text:style-name="T40">však </text:span><text:span text:style-name="T38">oh</text:span><text:span text:style-name="T82">n</text:span><text:span text:style-name="T40">i</text:span><text:span text:style-name="T38">, </text:span><text:span text:style-name="T40">a </text:span><text:span text:style-name="T39">o to drsněj</text:span><text:span text:style-name="T40">ší a nuznější je jejich živobytí v krajině věčného sněhu a ledu. Nenosí </text:span><text:span text:style-name="T41">dokonce </text:span><text:span text:style-name="T40">ani oblečení, jak jest zvykem u vznešenějších lidských plemen, </text:span><text:span text:style-name="T41">za svou nahotu se nestydí a muži i ženy vystavují na pohled svá ohanbí. Jakousi náhradou oblečení je pro Troglodyty bláto – vyhledají kaluž </text:span><text:span text:style-name="T50">někde </text:span><text:span text:style-name="T41">hluboko v jeskyni, kde voda není zmrzlá v led, obalí své tělo blátem od hlav</text:span><text:span text:style-name="T42">y k patě</text:span><text:span text:style-name="T41"> a když bláto uschne, slouží </text:span><text:span text:style-name="T42">jim</text:span><text:span text:style-name="T41"> jako primitivní pokrývka </text:span><text:span text:style-name="T45">o</text:span><text:span text:style-name="T41">chr</text:span><text:span text:style-name="T45">aňující</text:span><text:span text:style-name="T41"> před mrazem.</text:span></text:p>
      <text:p text:style-name="P8"><text:span text:style-name="T41"><text:tab/></text:span><text:span text:style-name="T43">Sněžné pláně a skalnaté štíty Perunů neposkytují příliš možností obživy, a tak Troglodyté, </text:span><text:span text:style-name="T50">ač zruční lovci,</text:span><text:span text:style-name="T43"> jedí </text:span><text:span text:style-name="T50">vesměs </text:span><text:span text:style-name="T43">vše, co v horách naleznou a dokáží rozžvýkat. K tomu slouží jejich mocné čelisti, kterými dokáží přehryznout vejpůl holenní kost </text:span><text:span text:style-name="T44">ovce</text:span><text:span text:style-name="T43">, jako by to byla </text:span><text:span text:style-name="T44">křepelčí nožka. Byl jsem toho svědkem na vlastní oči – morek z kosti je pro Troglodyty pochoutka a rozdělit se s někým o kost plnou šťavnatého morku je projevem přátelství a náklon</text:span><text:span text:style-name="T89">n</text:span><text:span text:style-name="T44">osti. Dávám </text:span><text:span text:style-name="T45">samozřejmě </text:span><text:span text:style-name="T44">přednost vysoké cereluské gastronomi, nicméně než pojít hlady </text:span><text:span text:style-name="T45">vprostřed hor</text:span><text:span text:style-name="T44">, jistě je lepší vysát morek z kosti, kterou </text:span><text:span text:style-name="T45">právě </text:span><text:span text:style-name="T44">rozkousl Troglodyt. Morek chutná poněkud mdle a nevýrazně, je však velmi tučný a výživný. </text:span><text:span text:style-name="T45">Možná by mohl být dobrý se solí a troškou pepře</text:span><text:span text:style-name="T44">.</text:span></text:p>
      <text:p text:style-name="P8"><text:span text:style-name="T44"><text:tab/></text:span><text:span text:style-name="T93">Náboženské rituály Troglodytů jsou jednoduché a primitivní, přesto však z vědeckého pohledu fascinující. Podobně jako ostatní předpotopní plemena přinášejí oběti </text:span><text:span text:style-name="T94">svým</text:span><text:span text:style-name="T93"> bohům, aby si tak získali jejich náklonnost a zajisitili si od nich magickou pomoc. Troglodyté ale </text:span><text:span text:style-name="T94">neobětují</text:span><text:span text:style-name="T93"> žádné</text:span><text:span text:style-name="T94">mu</text:span><text:span text:style-name="T93"> z </text:span><text:span text:style-name="T94">všeobecně známých</text:span><text:span text:style-name="T93"> </text:span><text:span text:style-name="T94">bohů, ani nemají boha vlastního.</text:span></text:p>
      <text:p text:style-name="P8"><text:span text:style-name="T94"><text:tab/></text:span><text:span text:style-name="T95">Jejich předpotopní náboženství spočívá na přesvědčení, že když zemře člen troglodytí tlupy, zůstává jeho duch stále přítomen a může pak ostatním ze záhrobí pomáhat nebo škodit. Hlavní úlohou cherecha, jakožto šamana tlupy, je usmířit si všechny nedávno zemřelé, kteří by mohli mít důvod </text:span><text:span text:style-name="T96">se tlupě mstít za nějaké křivdy spáchané na nich ještě během jejich života</text:span><text:span text:style-name="T95">. </text:span><text:span text:style-name="T96">Seznam troglodytích bohů se tedy neustále mění, každý zemřelý stává se na čas bohem a je mu obětováno, a dříve nebo později upadá v zapomnění, aby mohli přijít bohové další.</text:span></text:p>
      <text:p text:style-name="P8"><text:span text:style-name="T44"><text:tab/></text:span><text:span text:style-name="T46">Velmi zajímavým a nečekaným objevem pro mne byl fakt, že Troglodyté chovají domácí zvířata. Jejich způsob chovu vlků je však velmi primitivní a přiléhavější by možná bylo říci, že Troglodyté „</text:span><text:span text:style-name="T72">žijí“</text:span><text:span text:style-name="T46"> společně s vlky. Ohlodané kosti, které už ani troglodytím čelistem nepřipadají dost dobré, jsou po jídle předhozeny vlkům, </text:span><text:span text:style-name="T47">kteří poté chrání tlupu před nebezpečím. Když při porodu zemře troglodytí matka, může být dítě zachráněno tak, že je dáno k vlčici, která jej potom kojí vlčím mlékem a zahřívá. Stejnou službu také poskytují troglodyně vlčatům, když vlčí matka zahyne nebo nemá dostatek mléka pro celý vrh.</text:span></text:p>
      <text:p text:style-name="P9"><text:span text:style-name="T47"><text:tab/></text:span><text:span text:style-name="T48">Celkově užívají vlci v troglodytím společenství váženého postavení a slyšel jsem dokonce vyprávění o tlupě, jejímž cherechem byl vlk, nicméně jeho pravdivost potvrdit nemohu. V troglodytích vyprávěních </text:span><text:span text:style-name="T49">se také často objevují </text:span><text:span text:style-name="T50">tvorové</text:span><text:span text:style-name="T49"> zvan</text:span><text:span text:style-name="T50">í</text:span><text:span text:style-name="T49"> </text:span><text:span text:style-name="T51">ušto</text:span><text:span text:style-name="T49"> – napůl vlk a napůl člověk. Zde jsem přesvědčen, že žádné lidské plemeno, ba ani Troglodyté, nemůže obcovati s vlkem a takto dát</text:span><text:span text:style-name="T50">i</text:span><text:span text:style-name="T49"> život potomkovi. Jedná se nejspíše jen o naivní legendy těchto primitivních pralidí. </text:span><text:span text:style-name="T91">S</text:span><text:span text:style-name="T49">ám kloním se k tomu názoru už jen z toho důvodu, že přijmout představu opačnou by mi nutně způsobilo neklidné spaní a horečnaté sny.</text:span></text:p>
      <text:h text:style-name="P25" text:outline-level="2">Troglodyté<text:span text:style-name="T4"> </text:span><text:span text:style-name="T45">a</text:span><text:span text:style-name="T4"> </text:span>Velk<text:span text:style-name="T45">á</text:span> Potop<text:span text:style-name="T45">a</text:span></text:h>
      <text:p text:style-name="P11"><text:span text:style-name="T5"><text:tab/></text:span><text:span text:style-name="T56">Jelikož jakyk Troglodytů je stejně primitivní jako jejich způsob života, </text:span><text:span text:style-name="T97">ne</text:span><text:span text:style-name="T57">bývá</text:span><text:span text:style-name="T56"> zpravidla obtížné porozumět příběhům z jejich mýtických vyprávění. </text:span><text:span text:style-name="T57">V mém úsilí dopídit se skutečné historie tohoto lidského plemene byly mi velmi </text:span><text:span text:style-name="T58">ku pomoci </text:span><text:span text:style-name="T97">také </text:span><text:span text:style-name="T58">malby </text:span><text:span text:style-name="T68">na</text:span><text:span text:style-name="T58"> stěn</text:span><text:span text:style-name="T68">ách</text:span><text:span text:style-name="T58"> některých troglodytích jeskyní. </text:span><text:span text:style-name="T60">Kopie </text:span><text:span text:style-name="T68">těchto</text:span><text:span text:style-name="T60"> maleb, </text:span><text:span text:style-name="T61">které</text:span><text:span text:style-name="T60"> jsem s největší pečlivostí vytvořil </text:span><text:span text:style-name="T61">během mého pobytu mezi Troglodyty v Perunech, jsou přiloženy v appendum tohoto svazku.</text:span></text:p>
      <text:p text:style-name="P10"><text:span text:style-name="T58"><text:tab/></text:span><text:span text:style-name="T61">J</text:span><text:span text:style-name="T59">eskynní malby </text:span><text:span text:style-name="T61">Troglodytů</text:span><text:span text:style-name="T59">, v</text:span><text:span text:style-name="T58">yhotoveny </text:span><text:span text:style-name="T69">černým mazem</text:span><text:span text:style-name="T59"> a krví,</text:span><text:span text:style-name="T58"> primitivně a brutálně, bez většího smyslu pro krásu a estetiku, </text:span><text:span text:style-name="T59">obyčejně </text:span><text:span text:style-name="T60">ukazují jednoduché obrazy ze života Troglodytů – jak loví, jak odpočívají, jak spolu muži a ženy obcují. Malby, které mne ale obzvláště zajímaly, byly ty zachycující</text:span><text:span text:style-name="T58"> </text:span><text:span text:style-name="T59">důležité momenty</text:span><text:span text:style-name="T58"> </text:span><text:span text:style-name="T60">troglodytího mýtu o počátku světa. Totiž – co je v jejich představách příběhem o zrození světa a původu jejich lidu, je v skutečnosti vyprávěním o </text:span><text:span text:style-name="T62">dvou sourozencích, kteří jako jediní </text:span><text:span text:style-name="T63">z plemene </text:span><text:span text:style-name="T62">Troglodyt</text:span><text:span text:style-name="T63">ů</text:span><text:span text:style-name="T62"> zachovali si život při </text:span><text:span text:style-name="T60">Velk</text:span><text:span text:style-name="T62">é</text:span><text:span text:style-name="T60"> Po</text:span><text:span text:style-name="T62">topě</text:span><text:span text:style-name="T60">.</text:span></text:p>
      <text:p text:style-name="P12"><text:span text:style-name="T60"><text:tab/></text:span><text:span text:style-name="T63">Vyprávění o dívce jménem </text:span><text:span text:style-name="T60">Šošo </text:span><text:span text:style-name="T65">a</text:span><text:span text:style-name="T60"> </text:span><text:span text:style-name="T63">jejím bratru</text:span><text:span text:style-name="T60"> Uchovi </text:span><text:span text:style-name="T64">začíná okamžikem jejich zrození. Podle Troglodytů přišli </text:span><text:span text:style-name="T65">Uch a Šošo </text:span><text:span text:style-name="T64">na svět v </text:span><text:span text:style-name="T65">kaluži</text:span><text:span text:style-name="T64"> </text:span><text:span text:style-name="T65">bláta </text:span><text:span text:style-name="T64">a posléze byli odneseni na vrchol </text:span><text:span text:style-name="T65">hory obří </text:span><text:span text:style-name="T71">k</text:span><text:span text:style-name="T65">rakavou. V jeskynních malbách bývají </text:span><text:span text:style-name="T70">tito </text:span><text:span text:style-name="T65">novorozenci </text:span><text:span text:style-name="T68">znázorněni </text:span><text:span text:style-name="T66">vprostřed kaluže </text:span><text:span text:style-name="T68">a</text:span><text:span text:style-name="T66"> uloženi na jakémsi velkém listu či </text:span><text:span text:style-name="T70">snad zvláštní</text:span><text:span text:style-name="T66"> </text:span><text:span text:style-name="T68">míse. </text:span><text:span text:style-name="T70">I z jednoduchých tahů troglodytího umělce lze rozpoznat vyobrazené vlny a slunce nad hladinou.</text:span></text:p>
      <text:p text:style-name="P13"><text:span text:style-name="T70"><text:tab/>Jest velmi možné, že kaluž bláta je v skutečnosti mořem, a list, na kterém leží Uch a Šošo, jest zase člunem nebo jiným plavidlem, možná snad i jen náhodným plovoucím kusem dřeva, který posloužil jako záchrana před </text:span><text:span text:style-name="T82">P</text:span><text:span text:style-name="T70">otopou.</text:span></text:p>
      <text:p text:style-name="P13"><text:span text:style-name="T70"><text:tab/>Není vůbec zvláštní, že Troglodyté dnes vypráví příběh jinak, než jak se během Potopy doopravdy odehrál. Vždyť moře nikdy žádný Troglodyt neviděl – a jistě ani loďku nebo člun – </text:span><text:span text:style-name="T73">a je běžné, že skutečné události se během plynutí věků ve vyprávěních postupně změní </text:span><text:span text:style-name="T82">a </text:span><text:span text:style-name="T73">skutečný význam se zamlží</text:span><text:span text:style-name="T71">.</text:span></text:p>
      <text:p text:style-name="P18"><text:span text:style-name="T70"><text:tab/></text:span><text:span text:style-name="T90">Podle vyprávění p</text:span><text:span text:style-name="T71">oté přiletí k malým sourozencům na loďce krakava, aby je, jak praví legenda, odnesla do bezpečí. Krakav</text:span><text:span text:style-name="T73">y jsou na Koboku b</text:span><text:span text:style-name="T82">ě</text:span><text:span text:style-name="T73">žné,</text:span><text:span text:style-name="T71"> obývají </text:span><text:span text:style-name="T73">zpravidla </text:span><text:span text:style-name="T71">vysoko položené kraje a horské oblasti. </text:span><text:span text:style-name="T90">Na Kontinentu je r</text:span><text:span text:style-name="T74">ozpětí křídel průměrné krakavy asi tři lokt</text:span><text:span text:style-name="T75">y </text:span><text:span text:style-name="T82">a šest palců </text:span><text:span text:style-name="T75">a</text:span><text:span text:style-name="T74"> taková krakava </text:span><text:span text:style-name="T75">může ulovit</text:span><text:span text:style-name="T74"> nanejvýš zajíce nebo veverku. </text:span><text:span text:style-name="T76">Ovšem</text:span><text:span text:style-name="T74">, jak </text:span><text:span text:style-name="T82">až příliš </text:span><text:span text:style-name="T74">dobře vědí pastevci </text:span><text:span text:style-name="T90">na Koboku</text:span><text:span text:style-name="T74">,</text:span><text:span text:style-name="T76"> n</text:span><text:span text:style-name="T74">ěkteré staré a mimořádně velké krakavy, s rozpětím křídel pět loktů nebo více, mohou sebrat z pastvy i kozu nebo </text:span><text:span text:style-name="T90">ovci</text:span><text:span text:style-name="T74">.</text:span></text:p>
      <text:p text:style-name="P14"><text:span text:style-name="T73"><text:tab/></text:span><text:span text:style-name="T75">Proto n</text:span><text:span text:style-name="T74">ení těžko představitelné, že </text:span><text:span text:style-name="T75">velká </text:span><text:span text:style-name="T74">hladová krakava, </text:span><text:span text:style-name="T75">která sama se právě zachránila před </text:span><text:span text:style-name="T82">P</text:span><text:span text:style-name="T75">otopou, z nedostatku jiné kořisti popadla Ucha a Šošo a odnesla si je na vrchol skaliska, aby je tam sežrala. </text:span><text:span text:style-name="T76">J</text:span><text:span text:style-name="T75">ak to krakavy ostatně dělají vždy.</text:span></text:p>
      <text:p text:style-name="P14"><text:span text:style-name="T75"><text:tab/>Pokud bychom měli uvěřit vyprávění Troglodytů, </text:span><text:span text:style-name="T105">tak </text:span><text:span text:style-name="T75">krakava </text:span><text:span text:style-name="T105">nejprve sežrala Uchovu nohu, načež</text:span><text:span text:style-name="T75"> mluvila lidským hlasem a řekla Uchovi a jeho sestře, aby se schovali v jeskyni a aby </text:span><text:span text:style-name="T77">dali zrod novému lidu</text:span><text:span text:style-name="T75">. Protože však jistě nevěříme na mluvící krakavy, museli Uch a Šošo uniknout </text:span><text:span text:style-name="T76">z jejích spárů </text:span><text:span text:style-name="T75">nějakým jiným způsobem. </text:span><text:span text:style-name="T76">Je docela dobře možné, že když krakava ochutnala kousek masa z Troglodyta, rozhodla se v ten okamži</text:span><text:span text:style-name="T82">k</text:span><text:span text:style-name="T76"> nalézt si raději jinou obživu.</text:span></text:p>
      <text:p text:style-name="P15"><text:span text:style-name="T76"><text:tab/>Podle vyprávění </text:span><text:span text:style-name="T77">pak měla</text:span><text:span text:style-name="T76"> Šošo </text:span><text:span text:style-name="T77">tři dcery</text:span><text:span text:style-name="T76"> </text:span><text:span text:style-name="T77">a</text:span><text:span text:style-name="T76"> Uch </text:span><text:span text:style-name="T77">měl tři syny. Každý Uchův syn vzal si za manželku jednu dceru Šošo a všechny porodily potom další tři potomky. </text:span><text:span text:style-name="T76">Tak vyprávějí příběh </text:span><text:span text:style-name="T83">vzniku </text:span><text:span text:style-name="T77">první tlup</text:span><text:span text:style-name="T83">y</text:span><text:span text:style-name="T76"> samotní Troglodyté, </text:span><text:span text:style-name="T77">ale nemohl se jistě stát tímto způsobem, aby </text:span><text:span text:style-name="T78">zarověň </text:span><text:span text:style-name="T77">nebyly porušeny zák</text:span><text:span text:style-name="T78">ony přírody</text:span><text:span text:style-name="T77">.</text:span></text:p>
      <text:p text:style-name="P15"><text:span text:style-name="T77"><text:tab/></text:span><text:span text:style-name="T78">Vždyť pouze ze svazku muže a ženy lze počíti potomstvo a jelikož jedinými Troglodyty, které Potopa nezahubila, zůstali na celém světě jen Uch a Šošo, museli nutně zprotivit se přirozenému řádu </text:span><text:span text:style-name="T79">a počít děti ze svazku bratra a sestry. A ani jejich synové nemohl</text:span><text:span text:style-name="T105">i</text:span><text:span text:style-name="T79"> přivést na svět své potomky jinak, než spojením s vlastní </text:span><text:span text:style-name="T83">matkou nebo </text:span><text:span text:style-name="T79">sest</text:span><text:span text:style-name="T106">rou</text:span><text:span text:style-name="T79">.</text:span></text:p>
      <text:p text:style-name="P16"><text:span text:style-name="T79"><text:tab/>Právě tato strašná historie je jistě příčinou úděsného stavu, v jakém dnes nacházíme plemeno Troglodytů. Tito ubozí, vředovatí a </text:span><text:span text:style-name="T80">tupí</text:span><text:span text:style-name="T79"> tvorové </text:span><text:span text:style-name="T80">nesou </text:span><text:span text:style-name="T83">si</text:span><text:span text:style-name="T80"> ve své krvi dědictví, které způsobuje jejich </text:span><text:soft-page-break/><text:span text:style-name="T80">nelidská znetvoření a je důvodem, proč </text:span><text:span text:style-name="T81">se </text:span><text:span text:style-name="T80">po Potopě nepovznesli – </text:span><text:span text:style-name="T106">tak </text:span><text:span text:style-name="T81">jako</text:span><text:span text:style-name="T80"> ostatní ušlechtilejší plemena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2T23:57:45.898000000</meta:creation-date>
    <dc:date>2023-01-10T00:27:36.330000000</dc:date>
    <meta:editing-duration>P1DT12H3M10S</meta:editing-duration>
    <meta:editing-cycles>44</meta:editing-cycles>
    <meta:generator>LibreOffice/7.0.1.2$Windows_X86_64 LibreOffice_project/7cbcfc562f6eb6708b5ff7d7397325de9e764452</meta:generator>
    <meta:document-statistic meta:table-count="0" meta:image-count="0" meta:object-count="0" meta:page-count="5" meta:paragraph-count="38" meta:word-count="2045" meta:character-count="13314" meta:non-whitespace-character-count="11260"/>
  </office:meta>
</office:document-meta>
</file>